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ns2="urn:oasis:names:tc:opendocument:xmlns:svg-compatible:1.0" xmlns:ns3="http://openoffice.org/2009/office" xmlns:office="urn:oasis:names:tc:opendocument:xmlns:office:1.0" xmlns:style="urn:oasis:names:tc:opendocument:xmlns:style:1.0" xmlns:text="urn:oasis:names:tc:opendocument:xmlns:text:1.0" office:version="1.2">
  <office:scripts/>
  <office:font-face-decls>
    <style:font-face style:font-family-generic="swiss" style:name="FreeSans1" ns2:font-family="FreeSans"/>
    <style:font-face style:font-family-generic="roman" style:font-pitch="variable" style:name="Liberation Serif" ns2:font-family="'Liberation Serif'"/>
    <style:font-face style:font-family-generic="swiss" style:font-pitch="variable" style:name="Liberation Sans" ns2:font-family="'Liberation Sans'"/>
    <style:font-face style:font-family-generic="system" style:font-pitch="variable" style:name="Droid Sans Fallback" ns2:font-family="'Droid Sans Fallback'"/>
    <style:font-face style:font-family-generic="system" style:font-pitch="variable" style:name="FreeSans" ns2:font-family="FreeSans"/>
  </office:font-face-decls>
  <office:automatic-styles>
    <style:style style:family="paragraph" style:name="P1" style:parent-style-name="Standard">
      <style:text-properties ns3:paragraph-rsid="0020871c" ns3:rsid="001f6312"/>
    </style:style>
    <style:style style:family="paragraph" style:name="P2" style:parent-style-name="Standard">
      <style:text-properties ns3:paragraph-rsid="00235c04" ns3:rsid="00235c04"/>
    </style:style>
    <style:style style:family="text" style:name="T1">
      <style:text-properties ns3:rsid="002087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string-value="test" office:value-type="string" text:name="nawak"/>
      </text:user-field-decls>
      <text:p text:style-name="P1"><text:span text:style-name="T1">Site name : </text:span></text:p>
      <text:p text:style-name="P1"><text:span text:style-name="T1">Site url : </text:span>http://example.net</text:p>
      <text:p text:style-name="P1"><text:span text:style-name="T1">Form name : </text:span>test</text:p>
      <text:p text:style-name="Standard">Comment : Hello<text:line-break/><text:line-break/>World..</text:p>
      <text:p text:style-name="P2">Variable : <text:user-field-get text:name="nawak">test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dc="http://purl.org/dc/elements/1.1/" xmlns:ns1="urn:oasis:names:tc:opendocument:xmlns:meta:1.0" xmlns:office="urn:oasis:names:tc:opendocument:xmlns:office:1.0" office:version="1.2">
  <office:meta>
    <ns1:initial-creator>Benjamin Dauvergne</ns1:initial-creator>
    <ns1:creation-date>2015-10-14T09:20:31.680557021</ns1:creation-date>
    <dc:date>2016-09-09T11:22:21.430108053</dc:date>
    <dc:creator>Benjamin Dauvergne</dc:creator>
    <ns1:editing-duration>PT3M23S</ns1:editing-duration>
    <ns1:editing-cycles>5</ns1:editing-cycles>
    <ns1:generator>LibreOffice/4.3.3.2$Linux_X86_64 LibreOffice_project/430m0$Build-2</ns1:generator>
    <dc:title>test</dc:title>
    <ns1:document-statistic ns1:character-count="141" ns1:image-count="0" ns1:non-whitespace-character-count="127" ns1:object-count="0" ns1:page-count="1" ns1:paragraph-count="5" ns1:table-count="0" ns1:word-count="19"/>
  </office:meta>
</office:document-meta>
</file>